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61c" officeooo:paragraph-rsid="000d961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a komputerze /Master instalujemy openssh-server (sudo apt-get install openssh-server)</text:p>
      <text:p text:style-name="P1">2. Na slave'ach trzeba zainstalować openssh-client (sudo apt-get install openssh-client)</text:p>
      <text:p text:style-name="P1">3. Łączymy się ze slave'ami przez ssh (ssh adres-IP slave'a) – doda nam to w folderze /.ssh plik o nazwie <text:span text:style-name="T1">known_hosts, </text:span><text:span text:style-name="T2">w którym będą zapisane znane hosty</text:span></text:p>
      <text:p text:style-name="P1"><text:span text:style-name="T2">4. Na masterze generujemy klucze (ssh-keygen -t dsa) – nic nie wpisujemy, klikamy enter</text:span></text:p>
      <text:p text:style-name="P1"><text:span text:style-name="T2">5. W folderze /home/user_name/.ssh powinny pojawić się dwa dodatkowe pliki: id_dsa oraz id_dsa.pub</text:span></text:p>
      <text:p text:style-name="P1"><text:span text:style-name="T2">6. Kopiujemy klucz publiczny do slave'ów (scp home/user_name/.ssh/id_dsa.pub </text:span><text:a xlink:type="simple" xlink:href="mailto:slave1@IP-adress"><text:span text:style-name="T2">slave1@IP-adress</text:span></text:a><text:span text:style-name="T2">:/home/user_name/.ssh/id_dsa.pub)</text:span></text:p>
      <text:p text:style-name="P1"><text:span text:style-name="T2">7. Na slave'ie dodajemy skopiowany klucz publiczny do authorized_keys ( cat id_dsa.pub &gt;&gt; authorized_keys)</text:span></text:p>
      <text:p text:style-name="P1"><text:span text:style-name="T2">8. Teraz już bez podawania hasła powinniśmy się połączyć do slave'ow z maste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1:08:38.198105727</meta:creation-date>
    <dc:date>2015-03-19T21:20:21.166711458</dc:date>
    <meta:editing-duration>P0D</meta:editing-duration>
    <meta:editing-cycles>1</meta:editing-cycles>
    <meta:document-statistic meta:table-count="0" meta:image-count="0" meta:object-count="0" meta:page-count="1" meta:paragraph-count="8" meta:word-count="108" meta:character-count="825" meta:non-whitespace-character-count="723"/>
    <meta:generator>LibreOffice/4.2.7.2$Linux_X86_64 LibreOffice_project/420m0$Build-2</meta:generator>
  </office:meta>
</office:document-meta>
</file>